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ac7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9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client_order_ref&gt;</text:placeholder></text:p>
          </table:table-cell>
          <table:table-cell table:style-name="Tabella3.B5" office:value-type="string">
            <text:p text:style-name="P17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3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8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5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6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6"><text:placeholder text:placeholder-type="text">&lt;o.destination_partner_id.state_id.code&gt;</text:placeholder></text:p>
          </table:table-cell>
        </table:table-row>
      </table:table>
      <text:p text:style-name="P55"/>
      <text:p text:style-name="P54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5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office:value-type="string">
            <text:p text:style-name="P33">COD<text:span text:style-name="T4">ICE</text:span> <text:s/>ART<text:span text:style-name="T4">ICOLO</text:span></text:p>
          </table:table-cell>
          <table:table-cell table:style-name="Tabella1.A2" office:value-type="string">
            <text:p text:style-name="P52">DESCRIZIONE ARTICOLO</text:p>
          </table:table-cell>
          <table:table-cell table:style-name="Tabella1.C2" table:number-columns-spanned="2" office:value-type="string">
            <text:p text:style-name="P35">COLORE </text:p>
          </table:table-cell>
          <table:covered-table-cell/>
          <table:table-cell table:style-name="Tabella1.A2" office:value-type="string">
            <text:p text:style-name="P36">N.RO COLL<text:span text:style-name="T5">I</text:span></text:p>
          </table:table-cell>
          <table:table-cell table:style-name="Tabella1.A2" office:value-type="string">
            <text:p text:style-name="P37">UM</text:p>
          </table:table-cell>
          <table:table-cell table:style-name="Tabella1.A2" office:value-type="string">
            <text:p text:style-name="P34">Q.<text:span text:style-name="T7">TA'</text:span></text:p>
          </table:table-cell>
          <table:table-cell table:style-name="Tabella1.H2" office:value-type="string">
            <text:p text:style-name="P34"/>
          </table:table-cell>
        </table:table-row>
        <table:table-row table:style-name="Tabella1.3">
          <table:table-cell table:style-name="Tabella1.A3" table:number-columns-spanned="8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8"/>
          </table:table-cell>
          <table:table-cell table:style-name="Tabella1.B4" table:number-columns-spanned="3" office:value-type="string">
            <text:p text:style-name="P20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1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1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39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4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0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31"><text:placeholder text:placeholder-type="text">&lt;l.product_uom.name&gt;</text:placeholder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3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18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18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19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7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8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18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7"/>
      <text:p text:style-name="P7"/>
      <text:p text:style-name="P57"/>
      <text:p text:style-name="P6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52:20.012514501</dc:date>
    <meta:editing-duration>P6DT21H20M24S</meta:editing-duration>
    <meta:editing-cycles>986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183" meta:character-count="1812" meta:non-whitespace-character-count="1698"/>
    <meta:user-defined meta:name="Info 1"/>
    <meta:user-defined meta:name="Info 2"/>
    <meta:user-defined meta:name="Info 3"/>
    <meta:user-defined meta:name="Info 4"/>
  </office:meta>
</office:document-meta>
</file>